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f9e5"/>
    </style:style>
    <style:style style:name="P2" style:family="paragraph" style:parent-style-name="Heading_20_1">
      <style:paragraph-properties fo:keep-with-next="always"/>
      <style:text-properties officeooo:paragraph-rsid="0007f9e5"/>
    </style:style>
    <style:style style:name="P3" style:family="paragraph" style:parent-style-name="Heading_20_1">
      <style:paragraph-properties fo:keep-with-next="always"/>
      <style:text-properties officeooo:paragraph-rsid="000ac5c1"/>
    </style:style>
    <style:style style:name="P4" style:family="paragraph" style:parent-style-name="Heading_20_2">
      <style:text-properties officeooo:rsid="000ac5c1" officeooo:paragraph-rsid="000ac5c1"/>
    </style:style>
    <style:style style:name="P5" style:family="paragraph" style:parent-style-name="Heading_20_2">
      <style:text-properties officeooo:rsid="000ac5c1" officeooo:paragraph-rsid="000df1d2"/>
    </style:style>
    <style:style style:name="P6" style:family="paragraph" style:parent-style-name="Heading_20_2">
      <style:text-properties officeooo:rsid="000ac5c1" officeooo:paragraph-rsid="000fd0f6"/>
    </style:style>
    <style:style style:name="P7" style:family="paragraph" style:parent-style-name="Requirement">
      <style:text-properties officeooo:paragraph-rsid="0007f9e5"/>
    </style:style>
    <style:style style:name="P8" style:family="paragraph" style:parent-style-name="Requirement">
      <style:text-properties officeooo:paragraph-rsid="000ac5c1"/>
    </style:style>
    <style:style style:name="P9" style:family="paragraph" style:parent-style-name="Requirement">
      <style:text-properties officeooo:paragraph-rsid="000d72f1"/>
    </style:style>
    <style:style style:name="P10" style:family="paragraph" style:parent-style-name="Requirement">
      <style:text-properties fo:font-weight="normal" officeooo:rsid="000d72f1" officeooo:paragraph-rsid="0010f5b5" style:font-weight-asian="normal" style:font-weight-complex="normal"/>
    </style:style>
    <style:style style:name="P11" style:family="paragraph" style:parent-style-name="Requirement">
      <style:text-properties fo:font-weight="normal" officeooo:rsid="00107957" officeooo:paragraph-rsid="0010f5b5" style:font-weight-asian="normal" style:font-weight-complex="normal"/>
    </style:style>
    <style:style style:name="P12" style:family="paragraph" style:parent-style-name="Requirement">
      <style:text-properties officeooo:rsid="000df1d2" officeooo:paragraph-rsid="0010f5b5"/>
    </style:style>
    <style:style style:name="P13" style:family="paragraph" style:parent-style-name="Requirement">
      <style:text-properties officeooo:rsid="00107957" officeooo:paragraph-rsid="0010f5b5"/>
    </style:style>
    <style:style style:name="P14" style:family="paragraph" style:parent-style-name="Requirement">
      <loext:graphic-properties draw:fill-gradient-name="gradient" draw:fill-hatch-name="hatch"/>
      <style:paragraph-properties fo:margin-top="0cm" fo:margin-bottom="0cm" style:contextual-spacing="false"/>
      <style:text-properties officeooo:rsid="00107957" officeooo:paragraph-rsid="0010f5b5"/>
    </style:style>
    <style:style style:name="P15" style:family="paragraph" style:parent-style-name="Requirement">
      <style:text-properties officeooo:paragraph-rsid="0010f5b5"/>
    </style:style>
    <style:style style:name="P16" style:family="paragraph" style:parent-style-name="Standard">
      <style:text-properties officeooo:rsid="0007f9e5" officeooo:paragraph-rsid="0007f9e5"/>
    </style:style>
    <style:style style:name="P17" style:family="paragraph" style:parent-style-name="Standard">
      <style:text-properties officeooo:rsid="001abdce" officeooo:paragraph-rsid="0007f9e5"/>
    </style:style>
    <style:style style:name="P18" style:family="paragraph" style:parent-style-name="Standard">
      <style:text-properties officeooo:rsid="001abdce" officeooo:paragraph-rsid="0010f5b5"/>
    </style:style>
    <style:style style:name="P19" style:family="paragraph" style:parent-style-name="Standard">
      <style:text-properties officeooo:rsid="0008f5ae" officeooo:paragraph-rsid="0008f5ae"/>
    </style:style>
    <style:style style:name="P20" style:family="paragraph" style:parent-style-name="Standard">
      <style:text-properties officeooo:rsid="000fd0f6" officeooo:paragraph-rsid="0010f5b5"/>
    </style:style>
    <style:style style:name="P21" style:family="paragraph" style:parent-style-name="Standard">
      <style:text-properties officeooo:rsid="00107957" officeooo:paragraph-rsid="00107957"/>
    </style:style>
    <style:style style:name="P22" style:family="paragraph" style:parent-style-name="Standard">
      <style:text-properties officeooo:paragraph-rsid="0010f5b5"/>
    </style:style>
    <style:style style:name="P23" style:family="paragraph" style:parent-style-name="Subtitle">
      <style:text-properties officeooo:paragraph-rsid="0007f9e5"/>
    </style:style>
    <style:style style:name="P24" style:family="paragraph" style:parent-style-name="Text_20_body">
      <style:text-properties officeooo:rsid="000d72f1" officeooo:paragraph-rsid="000d72f1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0df1d2" officeooo:paragraph-rsid="0010f5b5"/>
    </style:style>
    <style:style style:name="P26" style:family="paragraph" style:parent-style-name="Text_20_body">
      <style:text-properties officeooo:rsid="000fd0f6" officeooo:paragraph-rsid="0010f5b5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0fd0f6" officeooo:paragraph-rsid="0010f5b5"/>
    </style:style>
    <style:style style:name="P28" style:family="paragraph" style:parent-style-name="Title">
      <style:text-properties officeooo:rsid="0007f9e5" officeooo:paragraph-rsid="0007f9e5"/>
    </style:style>
    <style:style style:name="T1" style:family="text">
      <style:text-properties officeooo:rsid="0007f9e5"/>
    </style:style>
    <style:style style:name="T2" style:family="text">
      <style:text-properties fo:font-weight="bold" officeooo:rsid="001f10f1" style:font-weight-asian="bold" style:font-weight-complex="bold"/>
    </style:style>
    <style:style style:name="T3" style:family="text">
      <style:text-properties fo:font-weight="bold" officeooo:rsid="001f5531" style:font-weight-asian="bold" style:font-weight-complex="bold"/>
    </style:style>
    <style:style style:name="T4" style:family="text">
      <style:text-properties fo:font-weight="bold" officeooo:rsid="000ac5c1" style:font-weight-asian="bold" style:font-weight-complex="bold"/>
    </style:style>
    <style:style style:name="T5" style:family="text">
      <style:text-properties fo:font-weight="bold" officeooo:rsid="0010f5b5" style:font-weight-asian="bold" style:font-weight-complex="bold"/>
    </style:style>
    <style:style style:name="T6" style:family="text">
      <style:text-properties officeooo:rsid="001f10f1"/>
    </style:style>
    <style:style style:name="T7" style:family="text">
      <style:text-properties officeooo:rsid="0008f5ae"/>
    </style:style>
    <style:style style:name="T8" style:family="text">
      <style:text-properties officeooo:rsid="000ac5c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10f1" style:font-weight-asian="normal" style:font-weight-complex="normal"/>
    </style:style>
    <style:style style:name="T11" style:family="text">
      <style:text-properties fo:font-weight="normal" officeooo:rsid="000ac5c1" style:font-weight-asian="normal" style:font-weight-complex="normal"/>
    </style:style>
    <style:style style:name="T12" style:family="text">
      <style:text-properties fo:font-weight="normal" officeooo:rsid="000d72f1" style:font-weight-asian="normal" style:font-weight-complex="normal"/>
    </style:style>
    <style:style style:name="T13" style:family="text">
      <style:text-properties fo:font-weight="normal" officeooo:rsid="000df1d2" style:font-weight-asian="normal" style:font-weight-complex="normal"/>
    </style:style>
    <style:style style:name="T14" style:family="text">
      <style:text-properties fo:font-weight="normal" officeooo:rsid="000fd0f6" style:font-weight-asian="normal" style:font-weight-complex="normal"/>
    </style:style>
    <style:style style:name="T15" style:family="text">
      <style:text-properties fo:font-weight="normal" officeooo:rsid="00107957" style:font-weight-asian="normal" style:font-weight-complex="normal"/>
    </style:style>
    <style:style style:name="T16" style:family="text"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17" style:family="text">
      <style:text-properties style:font-name="Arial" fo:language="zxx" fo:country="none" officeooo:rsid="000ac5c1" style:font-name-asian="Andale Sans UI" style:language-asian="zxx" style:country-asian="none" style:font-name-complex="Tahoma" style:language-complex="zxx" style:country-complex="none"/>
    </style:style>
    <style:style style:name="T18" style:family="text">
      <style:text-properties officeooo:rsid="000df1d2"/>
    </style:style>
    <style:style style:name="T19" style:family="text">
      <style:text-properties officeooo:rsid="000fd0f6"/>
    </style:style>
    <style:style style:name="T20" style:family="text">
      <style:text-properties officeooo:rsid="0010f5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andy Snake</text:p>
      <text:p text:style-name="P23">Requirements Specification</text:p>
      <text:h text:style-name="P1" text:outline-level="1"/>
      <text:h text:style-name="P1" text:outline-level="1">Overview</text:h>
      <text:p text:style-name="P16">The purpose of Candy Snake is to provide a simple project for team member experience. It is not intended to create a commercial project. Once complete the project will be made open source for public use.</text:p>
      <text:p text:style-name="P16"/>
      <text:p text:style-name="P16">Candy Snake is a top down 2D game based on the classic ‘Snake’ game. As with classic snake the game will feature a snake that grows and a game that ends if the snake touches the border of the screen or a segment of its own body.</text:p>
      <text:p text:style-name="P16"/>
      <text:p text:style-name="P16">Candy Snake innovates by changing the apple collection and scoring mechanism. Apples (replaced by Candy) can be one of <text:span text:style-name="T7">a </text:span>number of colo<text:span text:style-name="T7">urs, if the snake ‘eats’ an apple that is the same colour as its head the player scores a point, if the candy is a different colour it becomes the snakes head.</text:span></text:p>
      <text:p text:style-name="P17"/>
      <text:p text:style-name="P19">The aim of the game will be to get as high a score as possible before the game ends.</text:p>
      <text:h text:style-name="P1" text:outline-level="1">The Application</text:h>
      <text:p text:style-name="P7"><text:span text:style-name="T4">202308051945</text:span><text:span text:style-name="T2"> </text:span>A 'windows build' of the application will run on a fully patched Windows <text:span text:style-name="T1">10</text:span> 64bit</text:p>
      <text:p text:style-name="P8"><text:span text:style-name="T4">202308051946</text:span><text:span text:style-name="T2"> </text:span>A 'linux build' of the application will run on a fully patched <text:span text:style-name="T1">Ubuntu 22.01</text:span> 64bit</text:p>
      <text:h text:style-name="P1" text:outline-level="1"><text:span text:style-name="T20">The </text:span>Game</text:h>
      <text:h text:style-name="Heading_20_2" text:outline-level="2">Rendering</text:h>
      <text:p text:style-name="P9"><text:span text:style-name="T5">202308052000</text:span><text:span text:style-name="T10"> </text:span><text:span text:style-name="T12">The game will run on a 1366 x 768 display.</text:span></text:p>
      <text:p text:style-name="P10"><text:span text:style-name="T5">202308052001</text:span><text:span text:style-name="T6"> </text:span>The game will <text:span text:style-name="T18">be compatible with </text:span><text:span text:style-name="T19">GLES 2.0 devices.</text:span></text:p>
      <text:h text:style-name="Heading_20_2" text:outline-level="2">Game Updates</text:h>
      <text:p text:style-name="P11"><text:span text:style-name="T5">202308052002 </text:span>The game will update every 500ms.</text:p>
      <text:h text:style-name="P6" text:outline-level="2"><text:span text:style-name="T19">Game Start</text:span></text:h>
      <text:p text:style-name="P27"><text:span text:style-name="T5">202308052003 </text:span>The game will be started with a ‘Space’ keypress.</text:p>
      <text:p text:style-name="P27"><text:span text:style-name="T5">202308052004 </text:span>The game score will be reset to zero when the game is started.</text:p>
      <text:h text:style-name="P6" text:outline-level="2"><text:span text:style-name="T18">Scor</text:span><text:span text:style-name="T19">e</text:span></text:h>
      <text:p text:style-name="P25"><text:span text:style-name="T5">202308052005 </text:span>The game score will be displayed in the top right of the screen.</text:p>
      <text:p text:style-name="P27"><text:span text:style-name="T5">202308052006 </text:span>The game score will remain on the screen at the end of a game.</text:p>
      <text:p text:style-name="P14"><text:span text:style-name="T5">202308052007 </text:span><text:span text:style-name="T14">I</text:span><text:span text:style-name="T9">f the snakes head touches a candy object that is the same colour as its head the score will increase by a point.</text:span></text:p>
      <text:h text:style-name="P5" text:outline-level="2"><text:soft-page-break/><text:span text:style-name="T18">Game End</text:span></text:h>
      <text:p text:style-name="P27"><text:span text:style-name="T5">202308052008 </text:span>The game will end when the snake head touches the border of the game grid.</text:p>
      <text:p text:style-name="P27"><text:span text:style-name="T5">202308052009 </text:span>The game will end when the snake head touches.</text:p>
      <text:p text:style-name="P27"><text:span text:style-name="T5">202308052010 </text:span>When the game ends game updates will stop.</text:p>
      <text:h text:style-name="P5" text:outline-level="2">Game Grid</text:h>
      <text:p text:style-name="P24">The game grid is the space in which the game takes place, <text:span text:style-name="T18">it is a 2D top down board space with a border about its edge</text:span></text:p>
      <text:p text:style-name="P15"><text:span text:style-name="T5">202308052011 </text:span><text:span text:style-name="T11">The game </text:span><text:span text:style-name="T12">grid </text:span><text:span text:style-name="T11">will be 20 x 20 units </text:span><text:span text:style-name="T14">in size.</text:span></text:p>
      <text:p text:style-name="P12"><text:span text:style-name="T5">202308052012 </text:span><text:span text:style-name="T11">T</text:span><text:span text:style-name="T9">he game grid will have a solid border about its edge.</text:span></text:p>
      <text:p text:style-name="P9"><text:span text:style-name="T2"/></text:p>
      <text:h text:style-name="P4" text:outline-level="2">Snake</text:h>
      <text:p text:style-name="P18"><text:span text:style-name="T5">202308052013 </text:span><text:span text:style-name="T13">The snake will start a game 1 segment long</text:span></text:p>
      <text:p text:style-name="P15"><text:span text:style-name="T5">202308052014 </text:span><text:span text:style-name="T13">The snakes head will be a random colour at the start of a game.</text:span></text:p>
      <text:p text:style-name="P12"><text:span text:style-name="T5">202308052015 </text:span><text:span text:style-name="T9">The snake will start the game in the centre of the game grid.</text:span></text:p>
      <text:p text:style-name="P12"><text:span text:style-name="T5">202308052016 </text:span><text:span text:style-name="T9">The snake will start the game moving in the up direction.</text:span></text:p>
      <text:p text:style-name="P13"><text:span text:style-name="T5">202308052017 </text:span><text:span text:style-name="T14">I</text:span><text:span text:style-name="T9">f the snakes head touches a candy object that is a different colour to its head the </text:span><text:span text:style-name="T5">202308052018 </text:span><text:span text:style-name="T9">candy object will become the snakes head increasing its length by 1 segment.</text:span></text:p>
      <text:p text:style-name="P13"><text:span text:style-name="T5">202308052019 </text:span><text:span text:style-name="T14">I</text:span><text:span text:style-name="T9">f the snakes head touches a candy object that is the same colour as its head the candy object will be removed.</text:span></text:p>
      <text:h text:style-name="P4" text:outline-level="2">Candy</text:h>
      <text:p text:style-name="P21">Candy is the mechanism by which the player gains score and the snake grows (ultimately ending the game).</text:p>
      <text:p text:style-name="P20"><text:span text:style-name="T5">202308052020 </text:span>A candy object appears on each game update.</text:p>
      <text:p text:style-name="P20"><text:span text:style-name="T5">202308052021 </text:span>A new candy object will be one of six random colours</text:p>
      <text:p text:style-name="P22"><text:span text:style-name="T5">202308052022 </text:span><text:span text:style-name="T19">A new candy object will be placed at a random game grid position inside the border of the game grid.</text:span></text:p>
      <text:h text:style-name="P3" text:outline-level="1"><text:span text:style-name="T17">Titles</text:span></text:h>
      <text:p text:style-name="P17">The title<text:span text:style-name="T8">s</text:span> <text:span text:style-name="T8">are </text:span>used to display title artwork and <text:span text:style-name="T8">credits </text:span>for the game.</text:p>
      <text:p text:style-name="P26"><text:span text:style-name="T5">202308052023 </text:span>The titles will be hidden when a game is started.</text:p>
      <text:p text:style-name="P26"><text:span text:style-name="T5">202308052024 </text:span>When the game ends the titles will be revealed.</text:p>
      <text:p text:style-name="P15"><text:span text:style-name="T5">202308052025 </text:span><text:span text:style-name="T15">The titles will display the games name.</text:span></text:p>
      <text:p text:style-name="P13"><text:span text:style-name="T5">202308052026 </text:span><text:span text:style-name="T9">The titles will display the contributors names.</text:span></text:p>
      <text:p text:style-name="P13"><text:span text:style-name="T5">202308052027 </text:span><text:span text:style-name="T9">The title will display the IRC channel name and server.</text:span></text:p>
      <text:p text:style-name="P15"><text:span text:style-name="T5">202308052028 </text:span><text:span text:style-name="T15">The titles will display any required disclaimers.</text:span></text:p>
      <text:h text:style-name="P2" text:outline-level="1"><text:span text:style-name="T16">Debug Mode</text:span></text:h>
      <text:p text:style-name="P17">Debug mode <text:span text:style-name="T8">allows the game to be stepped through with keypresses.</text:span></text:p>
      <text:p text:style-name="P15"><text:span text:style-name="T5">202308052029 </text:span>When debug mode is active <text:span text:style-name="T8">the game will only advance when a key is pressed.</text:span></text:p>
      <text:p text:style-name="P15"><text:span text:style-name="T5">202308052030 </text:span><text:span text:style-name="T11">Debug mode is activated with a build op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Requirement" style:family="paragraph" style:parent-style-name="Standard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>
        <style:tab-stops>
          <style:tab-stop style:position="2cm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uthor" style:family="paragraph" style:parent-style-name="Heading" style:next-style-name="Text_20_body" style:master-page-name="">
      <style:paragraph-properties style:page-number="auto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9:00:53.217955408</meta:creation-date>
    <dc:date>2023-08-05T20:59:15.618978725</dc:date>
    <meta:editing-duration>PT6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5" meta:word-count="673" meta:character-count="3734" meta:non-whitespace-character-count="3116"/>
  </office:meta>
</office:document-meta>
</file>